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/>
    <style:font-face style:name="Arial Unicode MS" svg:font-family="'Arial Unicode MS'" style:font-family-generic="roman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/>
    <style:font-face style:name="Calibri Light" svg:font-family="'Calibri Light'" style:font-family-generic="roman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1" style:family="table">
      <style:table-properties style:width="16.501cm" fo:margin-left="0cm" fo:margin-top="0cm" fo:margin-bottom="0cm" table:align="left" style:writing-mode="page"/>
    </style:style>
    <style:style style:name="Table1.A" style:family="table-column">
      <style:table-column-properties style:column-width="8.049cm"/>
    </style:style>
    <style:style style:name="Table1.B" style:family="table-column">
      <style:table-column-properties style:column-width="8.453cm"/>
    </style:style>
    <style:style style:name="Table1.1" style:family="table-row">
      <style:table-row-properties style:min-row-height="0.409cm"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1.2" style:family="table-row">
      <style:table-row-properties style:min-row-height="0.496cm"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style:min-row-height="0.559cm"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P1" style:family="paragraph" style:parent-style-name="Standard">
      <style:paragraph-properties fo:margin-top="0cm" fo:margin-bottom="0.282cm" style:contextual-spacing="false" fo:line-height="108%" fo:text-align="center" style:justify-single-word="false"/>
      <style:text-properties fo:font-size="12pt" fo:language="ru" fo:country="RU" officeooo:paragraph-rsid="000e17a5" style:font-size-asian="12pt" style:font-size-complex="12pt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paragraph-rsid="0015ced3"/>
    </style:style>
    <style:style style:name="P4" style:family="paragraph" style:parent-style-name="Standard">
      <style:paragraph-properties fo:text-indent="0cm" style:auto-text-indent="false"/>
      <style:text-properties fo:language="ru" fo:country="RU" officeooo:paragraph-rsid="0015ced3"/>
    </style:style>
    <style:style style:name="P5" style:family="paragraph" style:parent-style-name="Standard">
      <style:text-properties fo:language="ru" fo:country="RU" officeooo:paragraph-rsid="0015ced3"/>
    </style:style>
    <style:style style:name="P6" style:family="paragraph" style:parent-style-name="Heading_20_1">
      <style:text-properties officeooo:rsid="00167652" officeooo:paragraph-rsid="00167652"/>
    </style:style>
    <style:style style:name="P7" style:family="paragraph" style:parent-style-name="Standard">
      <style:text-properties officeooo:rsid="00167652" officeooo:paragraph-rsid="00167652"/>
    </style:style>
    <style:style style:name="P8" style:family="paragraph" style:parent-style-name="Heading_20_1">
      <style:text-properties officeooo:rsid="00167652" officeooo:paragraph-rsid="0016e7dc"/>
    </style:style>
    <style:style style:name="P9" style:family="paragraph" style:parent-style-name="Standard">
      <style:paragraph-properties fo:text-indent="0cm" style:auto-text-indent="false"/>
      <style:text-properties officeooo:rsid="00167652" officeooo:paragraph-rsid="0016e7dc"/>
    </style:style>
    <style:style style:name="P10" style:family="paragraph" style:parent-style-name="annotation_20_text">
      <style:paragraph-properties fo:text-indent="0cm" style:auto-text-indent="false"/>
    </style:style>
    <style:style style:name="P11" style:family="paragraph" style:parent-style-name="Title">
      <style:text-properties fo:font-weight="bold" style:font-weight-asian="bold" style:font-weight-complex="bold"/>
    </style:style>
    <style:style style:name="P12" style:family="paragraph" style:parent-style-name="Title_20_left">
      <style:text-properties officeooo:paragraph-rsid="001988c9"/>
    </style:style>
    <style:style style:name="P13" style:family="paragraph" style:parent-style-name="Heading_20_1">
      <style:text-properties officeooo:rsid="00163ddf" officeooo:paragraph-rsid="00167652"/>
    </style:style>
    <style:style style:name="P14" style:family="paragraph" style:parent-style-name="Title" style:master-page-name="First_20_Page">
      <style:paragraph-properties style:page-number="auto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Standard" style:list-style-name="WWNum36"/>
    <style:style style:name="P17" style:family="paragraph" style:parent-style-name="Standard" style:list-style-name="WWNum36">
      <style:paragraph-properties fo:text-indent="0cm" style:auto-text-indent="false"/>
    </style:style>
    <style:style style:name="P18" style:family="paragraph" style:parent-style-name="Standard" style:list-style-name="WWNum36">
      <style:paragraph-properties fo:margin-left="0.76cm" fo:text-indent="-0.76cm" style:auto-text-indent="false"/>
      <style:text-properties fo:language="ru" fo:country="RU" officeooo:paragraph-rsid="0015ced3"/>
    </style:style>
    <style:style style:name="P19" style:family="paragraph" style:parent-style-name="Standard">
      <style:text-properties fo:color="#000000" loext:opacity="100%" fo:language="ru" fo:country="RU" officeooo:paragraph-rsid="0015ced3" style:font-weight-complex="bold"/>
    </style:style>
    <style:style style:name="P20" style:family="paragraph" style:parent-style-name="Standard">
      <style:text-properties officeooo:rsid="001cfa90" officeooo:paragraph-rsid="001cfa90"/>
    </style:style>
    <style:style style:name="P21" style:family="paragraph" style:parent-style-name="Standard">
      <style:text-properties officeooo:rsid="00224476" officeooo:paragraph-rsid="00224476"/>
    </style:style>
    <style:style style:name="P22" style:family="paragraph" style:parent-style-name="Standard" style:list-style-name="L1">
      <style:text-properties officeooo:rsid="00224476" officeooo:paragraph-rsid="00224476"/>
    </style:style>
    <style:style style:name="P23" style:family="paragraph" style:parent-style-name="Standard">
      <style:text-properties officeooo:rsid="0022ce5f" officeooo:paragraph-rsid="0022ce5f"/>
    </style:style>
    <style:style style:name="T1" style:family="text">
      <style:text-properties officeooo:rsid="000e17a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text-transform="uppercase" fo:font-weight="bold" style:font-weight-asian="bold"/>
    </style:style>
    <style:style style:name="T4" style:family="text">
      <style:text-properties fo:text-transform="uppercase" fo:font-weight="bold" officeooo:rsid="000e6037" style:font-weight-asian="bold"/>
    </style:style>
    <style:style style:name="T5" style:family="text">
      <style:text-properties officeooo:rsid="001190f4"/>
    </style:style>
    <style:style style:name="T6" style:family="text">
      <style:text-properties officeooo:rsid="0012db22"/>
    </style:style>
    <style:style style:name="T7" style:family="text">
      <style:text-properties officeooo:rsid="001d1a8f"/>
    </style:style>
    <style:style style:name="T8" style:family="text">
      <style:text-properties officeooo:rsid="001e8cfc"/>
    </style:style>
    <style:style style:name="T9" style:family="text">
      <style:text-properties officeooo:rsid="001ffefa"/>
    </style:style>
    <style:style style:name="T10" style:family="text">
      <style:text-properties officeooo:rsid="00211800"/>
    </style:style>
    <style:style style:name="T11" style:family="text">
      <style:text-properties officeooo:rsid="0021b24c"/>
    </style:style>
    <style:style style:name="T12" style:family="text">
      <style:text-properties officeooo:rsid="00224476"/>
    </style:style>
    <style:style style:name="T13" style:family="text">
      <style:text-properties officeooo:rsid="0022ce5f"/>
    </style:style>
    <style:style style:name="T14" style:family="text">
      <style:text-properties officeooo:rsid="00234b1e"/>
    </style:style>
    <style:style style:name="T15" style:family="text">
      <style:text-properties officeooo:rsid="0024a822"/>
    </style:style>
    <style:style style:name="T16" style:family="text">
      <style:text-properties officeooo:rsid="00261e23"/>
    </style:style>
    <style:style style:name="T17" style:family="text">
      <style:text-properties officeooo:rsid="0027de12"/>
    </style:style>
    <style:style style:name="T18" style:family="text">
      <style:text-properties officeooo:rsid="0029606a"/>
    </style:style>
    <style:style style:name="T19" style:family="text">
      <style:text-properties officeooo:rsid="002a2819"/>
    </style:style>
    <style:style style:name="T20" style:family="text">
      <style:text-properties officeooo:rsid="002b8a2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variable-decls>
        <text:variable-decl office:value-type="float" text:name="The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МИНИСТЕРСТВО НАУКИ И ВЫСШЕГО ОБРАЗОВАНИЯ РФ</text:p>
      <text:p text:style-name="Title">ФЕДЕРАЛЬНОЕ ГОСУДАРСТВЕННОЕ АВТОНОМНОЕ ОБРАЗОВАТЕЛЬНОЕ УЧРЕЖДЕНИЕ ВЫСШЕГО ОБРАЗОВАНИЯ </text:p>
      <text:p text:style-name="Title">«НОВОСИБИРСКИЙ НАЦИОНАЛЬНЫЙ ИССЛЕДОВАТЕЛЬСКИЙ</text:p>
      <text:p text:style-name="Title">ГОСУДАРСТВЕННЫЙ УНИВЕРСИТЕТ»<text:line-break/>(НОВОСИБИРСКИЙ ГОСУДАРСТВЕННЫЙ УНИВЕРСИТЕТ, НГУ)</text:p>
      <text:p text:style-name="Title"/>
      <text:p text:style-name="Title">Факультет информационных технологий</text:p>
      <text:p text:style-name="Title">Кафедра <text:span text:style-name="T1">Параллельных вычислений</text:span></text:p>
      <text:p text:style-name="Title"/>
      <text:p text:style-name="Title">Направление подготовки 09.03.01 Информатика и вычислительная техника</text:p>
      <text:p text:style-name="Title">Направленность (профиль): Программная инженерия и компьютерные науки <text:s/></text:p>
      <text:p text:style-name="Title"><text:s text:c="40"/></text:p>
      <text:p text:style-name="Title"/>
      <text:p text:style-name="Title"/>
      <text:p text:style-name="Title"/>
      <text:p text:style-name="P11">ВЫПУСКНАЯ КВАЛИФИКАЦИОННАЯ РАБОТА БАКАЛАВРА</text:p>
      <text:p text:style-name="Title"/>
      <text:p text:style-name="P11">Коваля Дениса Анатольевича</text:p>
      <text:p text:style-name="Title"/>
      <text:p text:style-name="Title_20_left">Тема работы:</text:p>
      <text:p text:style-name="Title"/>
      <text:p text:style-name="Title"><text:span text:style-name="T4"><text:subject>Разработка интерфейса пользователя для управления процессом выполнения вычислительной программы</text:subject></text:span><text:span text:style-name="T3"><text:variable-set text:name="Theme" text:formula="ooow:Разработка интерфейса пользователя для управления процессом выполнения вычислительной программы." office:value-type="float" office:value="0" style:data-style-name="N0"/></text:span></text:p>
      <text:p text:style-name="Title"/>
      <text:p text:style-name="Title"/>
      <text:p text:style-name="Title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itle_20_left"><text:span text:style-name="T2">«К защите допущена»</text:span> <text:s text:c="70"/></text:p>
          </table:table-cell>
          <table:table-cell table:style-name="Table1.A1" office:value-type="string">
            <text:p text:style-name="Title_20_left"><text:span text:style-name="T2">Руководитель ВКР</text:span> <text:s text:c="106"/></text:p>
          </table:table-cell>
        </table:table-row>
        <table:table-row table:style-name="Table1.2">
          <table:table-cell table:style-name="Table1.A1" office:value-type="string">
            <text:p text:style-name="Title_20_left">Заведующий кафедрой,</text:p>
          </table:table-cell>
          <table:table-cell table:style-name="Table1.A1" office:value-type="string">
            <text:p text:style-name="Title_20_left">ученая степень, звание</text:p>
          </table:table-cell>
        </table:table-row>
        <table:table-row table:style-name="Table1.3">
          <table:table-cell table:style-name="Table1.A1" office:value-type="string">
            <text:p text:style-name="Title_20_left">ученая степень, звание</text:p>
          </table:table-cell>
          <table:table-cell table:style-name="Table1.A1" office:value-type="string">
            <text:p text:style-name="Title_20_left">должность, место работы в НГУ</text:p>
          </table:table-cell>
        </table:table-row>
        <table:table-row table:style-name="Table1.4">
          <table:table-cell table:style-name="Table1.A1" office:value-type="string">
            <text:p text:style-name="Title_20_left">………………/…………..</text:p>
          </table:table-cell>
          <table:table-cell table:style-name="Table1.A1" office:value-type="string">
            <text:p text:style-name="P12">………………/………...</text:p>
          </table:table-cell>
        </table:table-row>
        <table:table-row table:style-name="Table1.5">
          <table:table-cell table:style-name="Table1.A1" office:value-type="string">
            <text:p text:style-name="P10"><text:s text:c="16"/>(ФИО) / (подпись)</text:p>
          </table:table-cell>
          <table:table-cell table:style-name="Table1.A1" office:value-type="string">
            <text:p text:style-name="P10"><text:s text:c="16"/>(ФИО) / (подпись)</text:p>
          </table:table-cell>
        </table:table-row>
        <table:table-row table:style-name="Table1.6">
          <table:table-cell table:style-name="Table1.A1" office:value-type="string">
            <text:p text:style-name="Title_20_left">«……»………………20…г.</text:p>
          </table:table-cell>
          <table:table-cell table:style-name="Table1.A1" office:value-type="string">
            <text:p text:style-name="Title_20_left">«……»………………20…г. <text:s/></text:p>
          </table:table-cell>
        </table:table-row>
        <table:table-row table:style-name="Table1.7">
          <table:table-cell table:style-name="Table1.A1" office:value-type="string">
            <text:p text:style-name="Title"/>
          </table:table-cell>
          <table:table-cell table:style-name="Table1.A1" office:value-type="string">
            <text:p text:style-name="Title_20_left"/>
          </table:table-cell>
        </table:table-row>
        <table:table-row table:style-name="Table1.8">
          <table:table-cell table:style-name="Table1.A1" office:value-type="string">
            <text:p text:style-name="Title"/>
          </table:table-cell>
          <table:table-cell table:style-name="Table1.A1" office:value-type="string">
            <text:p text:style-name="Title_20_left">Соруководитель ВКР <text:s text:c="77"/></text:p>
          </table:table-cell>
        </table:table-row>
        <table:table-row table:style-name="Table1.9">
          <table:table-cell table:style-name="Table1.A1" office:value-type="string">
            <text:p text:style-name="Title"/>
          </table:table-cell>
          <table:table-cell table:style-name="Table1.A1" office:value-type="string">
            <text:p text:style-name="Title_20_left">ученая степень, звание</text:p>
          </table:table-cell>
        </table:table-row>
        <table:table-row table:style-name="Table1.10">
          <table:table-cell table:style-name="Table1.A1" office:value-type="string">
            <text:p text:style-name="Title"/>
          </table:table-cell>
          <table:table-cell table:style-name="Table1.A1" office:value-type="string">
            <text:p text:style-name="Title_20_left">должность, место работы в НГУ</text:p>
          </table:table-cell>
        </table:table-row>
        <table:table-row table:style-name="Table1.11">
          <table:table-cell table:style-name="Table1.A1" office:value-type="string">
            <text:p text:style-name="Title"/>
          </table:table-cell>
          <table:table-cell table:style-name="Table1.A1" office:value-type="string">
            <text:p text:style-name="Title_20_left">……………/…………..</text:p>
          </table:table-cell>
        </table:table-row>
        <table:table-row table:style-name="Table1.12">
          <table:table-cell table:style-name="Table1.A1" office:value-type="string">
            <text:p text:style-name="Title"/>
          </table:table-cell>
          <table:table-cell table:style-name="Table1.A1" office:value-type="string">
            <text:p text:style-name="P10"><text:s text:c="10"/>(ФИ О) / (подпись)</text:p>
          </table:table-cell>
        </table:table-row>
        <table:table-row table:style-name="Table1.13">
          <table:table-cell table:style-name="Table1.A1" office:value-type="string">
            <text:p text:style-name="Title"/>
          </table:table-cell>
          <table:table-cell table:style-name="Table1.A1" office:value-type="string">
            <text:p text:style-name="Title_20_left">«…»…………………20…г.</text:p>
          </table:table-cell>
        </table:table-row>
      </table:table>
      <text:h text:style-name="Heading_20_1" text:outline-level="1"><text:bookmark-start text:name="__RefHeading___Toc3208_193500269"/>Аннотация<text:bookmark-end text:name="__RefHeading___Toc3208_193500269"/></text:h>
      <text:p text:style-name="P3"/>
      <text:p text:style-name="P3">ВЫПУСКНАЯ КВАЛИФИКАЦИОННАЯ РАБОТА БАКАЛАВРА</text:p>
      <text:list text:style-name="WWNum36">
        <text:list-item>
          <text:p text:style-name="P18">Наименование темы: <text:subject>Разработка интерфейса пользователя для управления процессом выполнения вычислительной программы</text:subject></text:p>
          <text:p text:style-name="P17">Выполнена студентом(кой) <text:span text:style-name="T5">Ковалем Денисом Анатольевичем</text:span></text:p>
        </text:list-item>
        <text:list-item>
          <text:p text:style-name="P16">Факультет информационных технологий, Новосибирский государственный университет</text:p>
        </text:list-item>
        <text:list-item>
          <text:p text:style-name="P18">Кафедра <text:span text:style-name="T6">Параллельных вычислений</text:span></text:p>
        </text:list-item>
        <text:list-item>
          <text:p text:style-name="P18">Группа <text:span text:style-name="T6">20202</text:span></text:p>
        </text:list-item>
      </text:list>
      <text:p text:style-name="P4">Направление подготовки 09.03.01 Информатика и вычислительная техника</text:p>
      <text:p text:style-name="P4">Направленность (профиль): Программная инженерия и компьютерные науки <text:s/></text:p>
      <text:p text:style-name="P5">Объем работы:</text:p>
      <text:p text:style-name="P5">Количество иллюстраций:</text:p>
      <text:p text:style-name="P5">Количество таблиц:</text:p>
      <text:p text:style-name="P5">Количество литературных источников:</text:p>
      <text:p text:style-name="P5">Количество приложений:</text:p>
      <text:p text:style-name="P5">Ключевые слова:</text:p>
      <text:p text:style-name="P5"/>
      <text:p text:style-name="P5">Текст аннотации: содержит формулировку задачи и основных результатов, их новизну и актуальность и должен отражать:</text:p>
      <text:p text:style-name="P5"><text:s text:c="4"/>объект исследования;</text:p>
      <text:p text:style-name="P5"><text:s text:c="4"/>цель работы и ее актуальность;</text:p>
      <text:p text:style-name="P5"><text:s text:c="4"/>задачи, выполненные для достижения цели;</text:p>
      <text:p text:style-name="P5"><text:s text:c="4"/>используемые методы исследования;</text:p>
      <text:p text:style-name="P5"><text:s text:c="4"/>полученные результаты и их новизну;</text:p>
      <text:p text:style-name="P5"><text:s text:c="4"/>область применения полученных результатов и рекомендации (кем и как могут использоваться полученные результаты исследования).</text:p>
      <text:p text:style-name="P3"><text:soft-page-break/></text:p>
      <text:p text:style-name="P3"/>
      <text:p text:style-name="P3"/>
      <text:p text:style-name="P19">ФИО, подпись</text:p>
      <text:p text:style-name="P19">Дата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2"><text:a xlink:type="simple" xlink:href="#__RefHeading___Toc3208_193500269" text:style-name="Index_20_Link" text:visited-style-name="Index_20_Link">Аннотация<text:tab/>2</text:a></text:p>
          <text:p text:style-name="P2"><text:a xlink:type="simple" xlink:href="#__RefHeading___Toc3210_193500269" text:style-name="Index_20_Link" text:visited-style-name="Index_20_Link">Определенния, обозначения и сокращения<text:tab/>5</text:a></text:p>
          <text:p text:style-name="P2"><text:a xlink:type="simple" xlink:href="#__RefHeading___Toc3212_193500269" text:style-name="Index_20_Link" text:visited-style-name="Index_20_Link">Введение<text:tab/>6</text:a></text:p>
          <text:p text:style-name="P2"><text:a xlink:type="simple" xlink:href="#__RefHeading___Toc3214_193500269" text:style-name="Index_20_Link" text:visited-style-name="Index_20_Link">Основная часть<text:tab/>7</text:a></text:p>
          <text:p text:style-name="P2"><text:a xlink:type="simple" xlink:href="#__RefHeading___Toc3216_193500269" text:style-name="Index_20_Link" text:visited-style-name="Index_20_Link">Заключение<text:tab/>8</text:a></text:p>
          <text:p text:style-name="P2"><text:a xlink:type="simple" xlink:href="#__RefHeading___Toc3218_193500269" text:style-name="Index_20_Link" text:visited-style-name="Index_20_Link">Список использованных источников и литературы<text:tab/>9</text:a></text:p>
          <text:p text:style-name="P2"><text:a xlink:type="simple" xlink:href="#__RefHeading___Toc3220_193500269" text:style-name="Index_20_Link" text:visited-style-name="Index_20_Link">Приложения<text:tab/>10</text:a></text:p>
        </text:index-body>
      </text:table-of-content>
      <text:h text:style-name="P8" text:outline-level="1"><text:bookmark-start text:name="__RefHeading___Toc3210_193500269"/>Определенния, обозначения и сокращения<text:bookmark-end text:name="__RefHeading___Toc3210_193500269"/></text:h>
      <text:p text:style-name="P9"/>
      <text:h text:style-name="P13" text:outline-level="1"><text:bookmark-start text:name="__RefHeading___Toc3212_193500269"/>Введение<text:bookmark-end text:name="__RefHeading___Toc3212_193500269"/></text:h>
      <text:p text:style-name="P20">Актуальность <text:span text:style-name="T8">темы </text:span><text:span text:style-name="T7">работы </text:span><text:span text:style-name="T8">определяется тем, что в настоящее время </text:span><text:span text:style-name="T7"><text:s/></text:span><text:span text:style-name="T8">появилась</text:span><text:span text:style-name="T7"> потребност</text:span><text:span text:style-name="T8">ь</text:span><text:span text:style-name="T7"> в дружелюбном интерфейсе для </text:span><text:span text:style-name="T8">пользователей </text:span><text:span text:style-name="T9">вычислительных программ. Существующие решения являются слишком гр</text:span><text:span text:style-name="T18">о</text:span><text:span text:style-name="T9">моздкими и/</text:span><text:span text:style-name="T12">или</text:span><text:span text:style-name="T9"> требуют от пользователей</text:span><text:span text:style-name="T8"> </text:span><text:span text:style-name="T10">навыков работы с командной строкой и могут уменьшить множество потенциальных пользователей вычислительных программ. </text:span><text:span text:style-name="T16">Также данная работа расширит возможности администраторов распределенных систем, позволив им управлять ресурсами вычислительных программ в реальном времени.</text:span></text:p>
      <text:p text:style-name="P20">Цель<text:span text:style-name="T11">ю данной работы является разработка компонента будущего к</text:span><text:span text:style-name="T19">ом</text:span><text:span text:style-name="T11">плекса для удаленного управления вычислительными программами </text:span><text:span text:style-name="T12">отвечающей за пользовательский интерфе</text:span><text:span text:style-name="T19">й</text:span><text:span text:style-name="T12">с.</text:span></text:p>
      <text:p text:style-name="P21">Задачи данной работы включают следующее:</text:p>
      <text:list text:style-name="L1">
        <text:list-item>
          <text:p text:style-name="P22">Анализ задачи удаленного управления вычислительными программами, определение минимальных требований для будущего комплекса.</text:p>
        </text:list-item>
        <text:list-item>
          <text:p text:style-name="P22">Анализ потенциальных способов установки канала связи между вычислительной программой, <text:span text:style-name="T17">исполняемой на различных вычислительных системах,</text:span> и пользовательским клиентом.</text:p>
        </text:list-item>
        <text:list-item>
          <text:p text:style-name="P22">Разработка протоколов в соответствии с определенными требованиями и доступными средствами установки канала связи.</text:p>
        </text:list-item>
        <text:list-item>
          <text:p text:style-name="P22">Разработка графического интерфейса <text:span text:style-name="T13">на основе разработанного протокола.</text:span></text:p>
        </text:list-item>
      </text:list>
      <text:p text:style-name="P23">Научная новизна работы состоит <text:span text:style-name="T14">в</text:span> примен<text:span text:style-name="T14">ении</text:span> веб-те<text:span text:style-name="T20">х</text:span>нологи<text:span text:style-name="T16">й</text:span> для решения подобной задачи <text:span text:style-name="T14">и создании решений проблем, вытекающих из существующи</text:span><text:span text:style-name="T16">х</text:span><text:span text:style-name="T14"> ограничений.</text:span></text:p>
      <text:p text:style-name="P20">Практическая <text:span text:style-name="T15">значимость</text:span> <text:span text:style-name="T14">работы </text:span><text:span text:style-name="T15">заключается в разработке продукта, который может быть использован администраторами и спец</text:span><text:span text:style-name="T20">и</text:span><text:span text:style-name="T15">алистами в </text:span><text:soft-page-break/><text:span text:style-name="T15">области разработки вычислительных программ, а также интегрирован в системы, использующиеся для синтеза вычислительных программ.</text:span></text:p>
      <text:p text:style-name="P20"><text:span text:style-name="T15">*</text:span>Описание структуры основной части<text:span text:style-name="T15">*</text:span></text:p>
      <text:h text:style-name="P6" text:outline-level="1"><text:bookmark-start text:name="__RefHeading___Toc3214_193500269"/>Основная часть<text:bookmark-end text:name="__RefHeading___Toc3214_193500269"/></text:h>
      <text:p text:style-name="P7"/>
      <text:h text:style-name="P6" text:outline-level="1"><text:bookmark-start text:name="__RefHeading___Toc3216_193500269"/>Заключение<text:bookmark-end text:name="__RefHeading___Toc3216_193500269"/></text:h>
      <text:h text:style-name="P6" text:outline-level="1"><text:bookmark-start text:name="__RefHeading___Toc3218_193500269"/>Список использованных источников и литературы<text:bookmark-end text:name="__RefHeading___Toc3218_193500269"/></text:h>
      <text:h text:style-name="P6" text:outline-level="1"><text:bookmark-start text:name="__RefHeading___Toc3220_193500269"/>Приложения<text:bookmark-end text:name="__RefHeading___Toc3220_193500269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/>
    <style:font-face style:name="Arial Unicode MS" svg:font-family="'Arial Unicode MS'" style:font-family-generic="roman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/>
    <style:font-face style:name="Calibri Light" svg:font-family="'Calibri Light'" style:font-family-generic="roman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style:contextual-spacing="false" fo:line-height="150%" fo:text-align="justify" style:justify-single-word="false" fo:orphans="2" fo:widows="2" fo:text-indent="1cm" style:auto-text-indent="false" style:page-number="auto" style:writing-mode="lr-tb"/>
      <style:text-properties style:font-name="Times New Roman" fo:font-family="'Times New Roman'" style:font-family-generic="roman" fo:font-size="14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left="1.341cm" fo:orphans="0" fo:widows="0" fo:text-indent="0.953cm" style:auto-text-indent="false"/>
      <style:text-properties style:font-name="Arial" fo:font-family="Arial" style:font-family-generic="roman" fo:font-size="10pt" style:font-size-asian="10pt" style:language-asian="en" style:country-asian="US" style:font-size-complex="10pt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 style:master-page-name="">
      <style:paragraph-properties fo:margin-top="0.423cm" fo:margin-bottom="0cm" style:contextual-spacing="false" fo:text-align="center" style:justify-single-word="false" fo:keep-together="always" fo:text-indent="0cm" style:auto-text-indent="false" style:page-number="auto" fo:break-before="page" fo:keep-with-next="always"/>
      <style:text-properties fo:text-transform="uppercase" fo:font-weight="normal" style:font-name-asian="Calibri1" style:font-family-asian="Calibri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class="text">
      <style:paragraph-properties fo:text-align="center" style:justify-single-word="false" fo:hyphenation-ladder-count="no-limit" fo:keep-with-next="always"/>
      <style:text-properties fo:font-weight="bold" style:rfc-language-tag-asian="x-none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class="text">
      <style:paragraph-properties fo:margin-left="0cm" fo:margin-top="0.212cm" fo:margin-bottom="0cm" style:contextual-spacing="false" fo:keep-together="always" fo:text-indent="1.27cm" style:auto-text-indent="false" fo:keep-with-next="always"/>
      <style:text-properties fo:font-style="italic" fo:font-weight="bold" style:font-name-asian="Calibri1" style:font-family-asian="Calibri" style:font-family-generic-asian="system" style:font-pitch-asian="variable" style:font-style-asian="italic" style:font-weight-asian="bold" style:font-name-complex="Arial1" style:font-family-complex="Arial" style:font-family-generic-complex="system" style:font-pitch-complex="variable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fo:font-style="italic" style:font-name-asian="Calibri1" style:font-family-asian="Calibri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fo:font-style="italic" style:font-name-asian="Calibri1" style:font-family-asian="Calibri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fo:font-size="10.5pt" style:font-name-asian="Calibri1" style:font-family-asian="Calibri" style:font-family-generic-asian="system" style:font-pitch-asian="variable" style:font-size-asian="10.5pt" style:font-name-complex="Arial1" style:font-family-complex="Arial" style:font-family-generic-complex="system" style:font-pitch-complex="variable" style:font-size-complex="10.5pt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fo:font-size="10.5pt" fo:font-style="italic" style:font-name-asian="Calibri1" style:font-family-asian="Calibri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Footnote" style:family="paragraph" style:parent-style-name="Standard" loext:linked-style-name="Текст_20_сноски_20_Знак" style:class="extra">
      <style:text-properties style:font-name="Calibri" fo:font-family="Calibri" style:font-family-generic="roman" fo:font-size="10pt" style:font-size-asian="10pt" style:rfc-language-tag-asian="x-none" style:font-size-complex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loext:linked-style-name="Заголовок_20_оглавления_20_Знак" style:default-outline-level="" style:class="index" style:master-page-name="">
      <style:paragraph-properties fo:line-height="108%" fo:text-align="center" style:justify-single-word="false" style:page-number="auto"/>
      <style:text-properties fo:color="#000000" loext:opacity="100%" style:font-name="Times New Roman2" fo:font-family="'Times New Roman'" style:font-style-name="Regular" style:font-family-generic="roman" style:font-pitch="variable" fo:font-size="14pt" fo:font-weight="normal" style:font-size-asian="16pt" style:font-weight-asian="normal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top="0cm" fo:margin-bottom="0.176cm" style:contextual-spacing="false"/>
    </style:style>
    <style:style style:name="Contents_20_1" style:display-name="Contents 1" style:family="paragraph" style:parent-style-name="Standard" style:next-style-name="Standard" style:auto-update="true" style:class="index" style:master-page-name="">
      <style:paragraph-properties fo:margin-top="0cm" fo:margin-bottom="0.176cm" style:contextual-spacing="false" fo:line-height="150%" fo:text-indent="0cm" style:auto-text-indent="false" style:page-number="auto">
        <style:tab-stops>
          <style:tab-stop style:position="1.94cm"/>
          <style:tab-stop style:position="16.484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loext:linked-style-name="Абзац_20_списка_20_Знак">
      <style:paragraph-properties fo:margin-left="1.27cm" fo:margin-top="0cm" fo:margin-bottom="0cm" style:contextual-spacing="true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1" style:display-name="Основной текст с отступом 21" style:family="paragraph" style:parent-style-name="Standard"/>
    <style:style style:name="Title" style:family="paragraph" style:parent-style-name="Standard" loext:linked-style-name="Заголовок_20_Знак" style:class="chapter" style:master-page-name="">
      <style:paragraph-properties fo:line-height="100%" fo:text-align="center" style:justify-single-word="false" fo:text-indent="0cm" style:auto-text-indent="false" style:page-number="auto"/>
      <style:text-properties fo:font-size="12pt" fo:font-weight="normal" style:font-size-asian="10pt" style:font-weight-asian="bold" style:font-size-complex="10pt"/>
    </style:style>
    <style:style style:name="Заголовок_20_0" style:display-name="Заголовок 0" style:family="paragraph" style:parent-style-name="Contents_20_Heading" style:next-style-name="Standard" loext:linked-style-name="Заголовок_20_0_20_Знак">
      <style:paragraph-properties fo:margin-top="0cm" fo:margin-bottom="0.423cm" style:contextual-spacing="false" fo:line-height="100%" fo:text-align="center" style:justify-single-word="false"/>
      <style:text-properties style:use-window-font-color="true" loext:opacity="0%" style:font-name="Times New Roman" fo:font-family="'Times New Roman'" style:font-family-generic="roman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text-align="start" style:justify-single-word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margin-top="0cm" fo:margin-bottom="0.176cm" style:contextual-spacing="false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loext:linked-style-name="Текст_20_примечания_20_Знак">
      <style:paragraph-properties fo:text-align="start" style:justify-single-word="false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Тема_20_примечания_20_Знак"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text-align="start" style:justify-single-word="false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 Unicode MS" fo:font-family="'Arial Unicode MS'" style:font-family-generic="roman" fo:font-size="10pt" style:font-name-asian="Arial Unicode MS1" style:font-family-asian="'Arial Unicode MS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style:style style:name="Body_20_Text_20_Indent_20_2" style:display-name="Body Text Indent 2" style:family="paragraph" style:parent-style-name="Standard" loext:linked-style-name="Основной_20_текст_20_с_20_отступом_20_2_20_Знак">
      <style:paragraph-properties fo:margin-left="0.499cm" fo:margin-right="-3.941cm" fo:margin-top="0cm" fo:margin-bottom="0.212cm" style:contextual-spacing="false" fo:line-height="200%" fo:text-align="start" style:justify-single-word="false" fo:text-indent="2.06cm" style:auto-text-indent="false"/>
      <style:text-properties style:font-name="Calibri" fo:font-family="Calibri" style:font-family-generic="roman" fo:font-size="11pt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_20_left" style:display-name="Title left" style:family="paragraph" style:parent-style-name="Title">
      <style:paragraph-properties fo:text-align="start" style:justify-single-word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Заголовок_20_2_20_Знак" style:display-name="Заголовок 2 Знак" style:family="text" style:parent-style-name="Default_20_Paragraph_20_Font_20__28_WW_29_" loext:linked-style-name="Heading_20_2">
      <style:text-properties style:font-name="Times New Roman" fo:font-family="'Times New Roman'" style:font-family-generic="roman" fo:font-size="12pt" fo:font-weight="bold" style:font-name-asian="Times New Roman1" style:font-family-asian="'Times New Roman'" style:font-family-generic-asian="system" style:font-pitch-asian="variable" style:font-size-asian="12pt" style:rfc-language-tag-asian="x-none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Текст_20_сноски_20_Знак" style:display-name="Текст сноски Знак" style:family="text" style:parent-style-name="Default_20_Paragraph_20_Font_20__28_WW_29_" loext:linked-style-name="Footnote">
      <style:text-properties style:font-name="Calibri" fo:font-family="Calibri" style:font-family-generic="roman" fo:font-size="10pt" style:font-name-asian="Times New Roman1" style:font-family-asian="'Times New Roman'" style:font-family-generic-asian="system" style:font-pitch-asian="variable" style:font-size-asian="10pt" style:rfc-language-tag-asian="x-none" style:font-name-complex="Times New Roman1" style:font-family-complex="'Times New Roman'" style:font-family-generic-complex="system" style:font-pitch-complex="variable" style:font-size-complex="10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Заголовок_20_1_20_Знак" style:display-name="Заголовок 1 Знак" style:family="text" style:parent-style-name="Default_20_Paragraph_20_Font_20__28_WW_29_" loext:linked-style-name="Heading_20_1">
      <style:text-properties fo:text-transform="uppercase" style:font-name="Times New Roman" fo:font-family="'Times New Roman'" style:font-family-generic="roman" fo:font-size="12pt" fo:font-weight="bold" style:font-name-asian="Calibri1" style:font-family-asian="Calibri" style:font-family-generic-asian="system" style:font-pitch-asian="variable" style:font-size-asian="12pt" style:language-asian="ru" style:country-asian="RU" style:font-weight-asian="bold" style:font-name-complex="Arial1" style:font-family-complex="Arial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Основной_20_текст_20_Знак" style:display-name="Основной текст Знак" style:family="text" style:parent-style-name="Default_20_Paragraph_20_Font_20__28_WW_29_">
      <style:text-properties style:font-name="Arial" fo:font-family="Arial" style:font-family-generic="roman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Заголовок_20_3_20_Знак" style:display-name="Заголовок 3 Знак" style:family="text" style:parent-style-name="Default_20_Paragraph_20_Font_20__28_WW_29_" loext:linked-style-name="Heading_20_3">
      <style:text-properties style:font-name="Times New Roman" fo:font-family="'Times New Roman'" style:font-family-generic="roman" fo:font-size="12pt" fo:font-style="italic" fo:font-weight="bold" style:font-name-asian="Calibri1" style:font-family-asian="Calibri" style:font-family-generic-asian="system" style:font-pitch-asian="variable" style:font-size-asian="12pt" style:language-asian="ru" style:country-asian="RU" style:font-style-asian="italic" style:font-weight-asian="bold" style:font-name-complex="Arial1" style:font-family-complex="Arial" style:font-family-generic-complex="system" style:font-pitch-complex="variable" style:font-size-complex="12pt"/>
    </style:style>
    <style:style style:name="Заголовок_20_4_20_Знак" style:display-name="Заголовок 4 Знак" style:family="text" style:parent-style-name="Default_20_Paragraph_20_Font_20__28_WW_29_" loext:linked-style-name="Heading_20_4">
      <style:text-properties fo:color="#2e74b5" loext:opacity="100%" style:font-name="Calibri Light" fo:font-family="'Calibri Light'" style:font-family-generic="roman" fo:font-size="12pt" fo:font-style="italic" style:font-name-asian="Calibri1" style:font-family-asian="Calibri" style:font-family-generic-asian="system" style:font-pitch-asian="variable" style:font-size-asian="12pt" style:language-asian="ru" style:country-asian="RU" style:font-style-asian="italic" style:font-name-complex="Arial1" style:font-family-complex="Arial" style:font-family-generic-complex="system" style:font-pitch-complex="variable" style:font-size-complex="12pt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_20__28_WW_29_" loext:linked-style-name="Heading_20_5">
      <style:text-properties fo:color="#2e74b5" loext:opacity="100%" style:font-name="Calibri Light" fo:font-family="'Calibri Light'" style:font-family-generic="roman" fo:font-size="12pt" style:font-name-asian="Calibri1" style:font-family-asian="Calibri" style:font-family-generic-asian="system" style:font-pitch-asian="variable" style:font-size-asian="12pt" style:language-asian="ru" style:country-asian="RU" style:font-name-complex="Arial1" style:font-family-complex="Arial" style:font-family-generic-complex="system" style:font-pitch-complex="variable" style:font-size-complex="12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_20__28_WW_29_" loext:linked-style-name="Heading_20_6">
      <style:text-properties fo:color="#1f4d78" loext:opacity="100%" style:font-name="Calibri Light" fo:font-family="'Calibri Light'" style:font-family-generic="roman" fo:font-size="12pt" style:font-name-asian="Calibri1" style:font-family-asian="Calibri" style:font-family-generic-asian="system" style:font-pitch-asian="variable" style:font-size-asian="12pt" style:language-asian="ru" style:country-asian="RU" style:font-name-complex="Arial1" style:font-family-complex="Arial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_20__28_WW_29_" loext:linked-style-name="Heading_20_7">
      <style:text-properties fo:color="#1f4d78" loext:opacity="100%" style:font-name="Calibri Light" fo:font-family="'Calibri Light'" style:font-family-generic="roman" fo:font-size="12pt" fo:font-style="italic" style:font-name-asian="Calibri1" style:font-family-asian="Calibri" style:font-family-generic-asian="system" style:font-pitch-asian="variable" style:font-size-asian="12pt" style:language-asian="ru" style:country-asian="RU" style:font-style-asian="italic" style:font-name-complex="Arial1" style:font-family-complex="Arial" style:font-family-generic-complex="system" style:font-pitch-complex="variable" style:font-size-complex="12pt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_20__28_WW_29_" loext:linked-style-name="Heading_20_8">
      <style:text-properties fo:color="#272727" loext:opacity="100%" style:font-name="Calibri Light" fo:font-family="'Calibri Light'" style:font-family-generic="roman" fo:font-size="10.5pt" style:font-name-asian="Calibri1" style:font-family-asian="Calibri" style:font-family-generic-asian="system" style:font-pitch-asian="variable" style:font-size-asian="10.5pt" style:language-asian="ru" style:country-asian="RU" style:font-name-complex="Arial1" style:font-family-complex="Arial" style:font-family-generic-complex="system" style:font-pitch-complex="variable" style:font-size-complex="10.5pt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_20__28_WW_29_" loext:linked-style-name="Heading_20_9">
      <style:text-properties fo:color="#272727" loext:opacity="100%" style:font-name="Calibri Light" fo:font-family="'Calibri Light'" style:font-family-generic="roman" fo:font-size="10.5pt" fo:font-style="italic" style:font-name-asian="Calibri1" style:font-family-asian="Calibri" style:font-family-generic-asian="system" style:font-pitch-asian="variable" style:font-size-asian="10.5pt" style:language-asian="ru" style:country-asian="RU" style:font-style-asian="italic" style:font-name-complex="Arial1" style:font-family-complex="Arial" style:font-family-generic-complex="system" style:font-pitch-complex="variable" style:font-size-complex="10.5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_20__28_WW_29_" loext:linked-style-name="Title">
      <style:text-properties style:font-name="Times New Roman" fo:font-family="'Times New Roman'" style:font-family-generic="roman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Заголовок_20_оглавления_20_Знак" style:display-name="Заголовок оглавления Знак" style:family="text" style:parent-style-name="Заголовок_20_1_20_Знак" loext:linked-style-name="Contents_20_Heading">
      <style:text-properties fo:text-transform="uppercase" fo:color="#2e74b5" loext:opacity="100%" style:font-name="Calibri Light" fo:font-family="'Calibri Light'" style:font-family-generic="roman" fo:font-size="16pt" fo:font-weight="normal" style:font-name-asian="Calibri1" style:font-family-asian="Calibri" style:font-family-generic-asian="system" style:font-pitch-asian="variable" style:font-size-asian="16pt" style:language-asian="ru" style:country-asian="RU" style:font-weight-asian="normal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0_20_Знак" style:display-name="Заголовок 0 Знак" style:family="text" style:parent-style-name="Заголовок_20_оглавления_20_Знак" loext:linked-style-name="Заголовок_20_0">
      <style:text-properties fo:text-transform="uppercase" fo:color="#2e74b5" loext:opacity="100%" style:font-name="Times New Roman" fo:font-family="'Times New Roman'" style:font-family-generic="roman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>
        <loext:char-complex-color loext:theme-type="accent1" loext:color-type="theme">
          <loext:transformation loext:type="shade" loext:value="2509"/>
        </loext:char-complex-color>
      </style:text-properties>
    </style:style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Tahoma" fo:font-family="Tahoma" style:font-family-generic="roman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_20__28_WW_29_" loext:linked-style-name="annotation_20_text">
      <style:text-properties style:font-name="Times New Roman" fo:font-family="'Times New Roman'" style:font-family-generic="roman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style:font-name="Times New Roman" fo:font-family="'Times New Roman'" style:font-family-generic="roman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Абзац_20_списка_20_Знак" style:display-name="Абзац списка Знак" style:family="text" style:parent-style-name="Default_20_Paragraph_20_Font_20__28_WW_29_" loext:linked-style-name="List_20_Paragraph">
      <style:text-properties style:font-name="Times New Roman" fo:font-family="'Times New Roman'" style:font-family-generic="roman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Стандартный_20_HTML_20_Знак" style:display-name="Стандартный HTML Знак" style:family="text" style:parent-style-name="Default_20_Paragraph_20_Font_20__28_WW_29_" loext:linked-style-name="HTML_20_Preformatted">
      <style:text-properties style:font-name="Arial Unicode MS" fo:font-family="'Arial Unicode MS'" style:font-family-generic="roman" fo:font-size="10pt" style:font-name-asian="Arial Unicode MS1" style:font-family-asian="'Arial Unicode MS'" style:font-family-generic-asian="system" style:font-pitch-asian="variable" style:font-size-asian="10pt" style:language-asian="ru" style:country-asian="RU" style:font-name-complex="Arial Unicode MS1" style:font-family-complex="'Arial Unicode MS'" style:font-family-generic-complex="system" style:font-pitch-complex="variable" style:font-size-complex="10pt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_20__28_WW_29_" loext:linked-style-name="Body_20_Text_20_Indent_20_2"/>
    <style:style style:name="Верхний_20_колонтитул_20_Знак" style:display-name="Верхний колонтитул Знак" style:family="text" style:parent-style-name="Default_20_Paragraph_20_Font_20__28_WW_29_" loext:linked-style-name="Header">
      <style:text-properties style:font-name="Times New Roman" fo:font-family="'Times New Roman'" style:font-family-generic="roman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_20__28_WW_29_" loext:linked-style-name="Footer">
      <style:text-properties style:font-name="Times New Roman" fo:font-family="'Times New Roman'" style:font-family-generic="roman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-asian="Times New Roman1" style:font-family-asian="'Times New Roman'" style:font-family-generic-asian="system" style:font-pitch-asian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fo:font-weight="bold" style:font-weight-asian="bold"/>
    </style:style>
    <style:style style:name="ListLabel_20_111" style:display-name="ListLabel 111" style:family="text">
      <style:text-properties fo:font-weight="bold" style:font-weight-asian="bold"/>
    </style:style>
    <style:style style:name="ListLabel_20_112" style:display-name="ListLabel 112" style:family="text">
      <style:text-properties fo:font-weight="bold" style:font-weight-asian="bold"/>
    </style:style>
    <style:style style:name="ListLabel_20_113" style:display-name="ListLabel 113" style:family="text">
      <style:text-properties fo:font-weight="bold" style:font-weight-asian="bold"/>
    </style:style>
    <style:style style:name="ListLabel_20_114" style:display-name="ListLabel 114" style:family="text">
      <style:text-properties fo:font-weight="bold" style:font-weight-asian="bold"/>
    </style:style>
    <style:style style:name="ListLabel_20_115" style:display-name="ListLabel 115" style:family="text">
      <style:text-properties fo:font-weight="bold" style:font-weight-asian="bold"/>
    </style:style>
    <style:style style:name="ListLabel_20_116" style:display-name="ListLabel 116" style:family="text">
      <style:text-properties fo:font-weight="bold" style:font-weight-asian="bold"/>
    </style:style>
    <style:style style:name="ListLabel_20_117" style:display-name="ListLabel 117" style:family="text">
      <style:text-properties fo:font-weight="bold" style:font-weight-asian="bold"/>
    </style:style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fo:font-weight="bold" style:font-weight-asian="bold"/>
    </style:style>
    <style:style style:name="ListLabel_20_183" style:display-name="ListLabel 183" style:family="text">
      <style:text-properties fo:font-weight="bold" style:font-weight-asian="bold"/>
    </style:style>
    <style:style style:name="ListLabel_20_184" style:display-name="ListLabel 184" style:family="text">
      <style:text-properties fo:font-weight="bold" style:font-weight-asian="bold"/>
    </style:style>
    <style:style style:name="ListLabel_20_185" style:display-name="ListLabel 185" style:family="text">
      <style:text-properties fo:font-weight="bold" style:font-weight-asian="bold"/>
    </style:style>
    <style:style style:name="ListLabel_20_186" style:display-name="ListLabel 186" style:family="text">
      <style:text-properties fo:font-weight="bold" style:font-weight-asian="bold"/>
    </style:style>
    <style:style style:name="ListLabel_20_187" style:display-name="ListLabel 187" style:family="text">
      <style:text-properties fo:font-weight="bold" style:font-weight-asian="bold"/>
    </style:style>
    <style:style style:name="ListLabel_20_188" style:display-name="ListLabel 188" style:family="text">
      <style:text-properties fo:font-weight="bold" style:font-weight-asian="bold"/>
    </style:style>
    <style:style style:name="ListLabel_20_189" style:display-name="ListLabel 189" style:family="text">
      <style:text-properties fo:font-weight="bold" style:font-weight-asian="bold"/>
    </style:style>
    <style:style style:name="ListLabel_20_190" style:display-name="ListLabel 190" style:family="text"/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>
      <style:text-properties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>
      <style:text-properties style:font-name-complex="Courier New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>
      <style:text-properties style:font-name-complex="Courier New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>
      <style:text-properties style:font-name-complex="Courier New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>
      <style:text-properties style:font-name-complex="Courier New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>
      <style:text-properties fo:font-weight="bold" style:font-weight-asian="bold"/>
    </style:style>
    <style:style style:name="ListLabel_20_273" style:display-name="ListLabel 273" style:family="text">
      <style:text-properties fo:font-weight="bold" style:font-weight-asian="bold"/>
    </style:style>
    <style:style style:name="ListLabel_20_274" style:display-name="ListLabel 274" style:family="text">
      <style:text-properties fo:font-weight="bold" style:font-weight-asian="bold"/>
    </style:style>
    <style:style style:name="ListLabel_20_275" style:display-name="ListLabel 275" style:family="text">
      <style:text-properties fo:font-weight="bold" style:font-weight-asian="bold"/>
    </style:style>
    <style:style style:name="ListLabel_20_276" style:display-name="ListLabel 276" style:family="text">
      <style:text-properties fo:font-weight="bold" style:font-weight-asian="bold"/>
    </style:style>
    <style:style style:name="ListLabel_20_277" style:display-name="ListLabel 277" style:family="text">
      <style:text-properties fo:font-weight="bold" style:font-weight-asian="bold"/>
    </style:style>
    <style:style style:name="ListLabel_20_278" style:display-name="ListLabel 278" style:family="text">
      <style:text-properties fo:font-weight="bold" style:font-weight-asian="bold"/>
    </style:style>
    <style:style style:name="ListLabel_20_279" style:display-name="ListLabel 279" style:family="text">
      <style:text-properties fo:font-weight="bold" style:font-weight-asian="bold"/>
    </style:style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>
      <style:text-properties style:font-name-complex="Courier New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>
      <style:text-properties style:font-name-complex="Courier New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>
      <style:text-properties style:font-name-complex="Courier New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>
      <style:text-properties fo:font-weight="bold" style:font-weight-asian="bold"/>
    </style:style>
    <style:style style:name="ListLabel_20_300" style:display-name="ListLabel 300" style:family="text">
      <style:text-properties fo:font-weight="bold" style:font-weight-asian="bold"/>
    </style:style>
    <style:style style:name="ListLabel_20_301" style:display-name="ListLabel 301" style:family="text">
      <style:text-properties fo:font-weight="bold" style:font-weight-asian="bold"/>
    </style:style>
    <style:style style:name="ListLabel_20_302" style:display-name="ListLabel 302" style:family="text">
      <style:text-properties fo:font-weight="bold" style:font-weight-asian="bold"/>
    </style:style>
    <style:style style:name="ListLabel_20_303" style:display-name="ListLabel 303" style:family="text">
      <style:text-properties fo:font-weight="bold" style:font-weight-asian="bold"/>
    </style:style>
    <style:style style:name="ListLabel_20_304" style:display-name="ListLabel 304" style:family="text">
      <style:text-properties fo:font-weight="bold" style:font-weight-asian="bold"/>
    </style:style>
    <style:style style:name="ListLabel_20_305" style:display-name="ListLabel 305" style:family="text">
      <style:text-properties fo:font-weight="bold" style:font-weight-asian="bold"/>
    </style:style>
    <style:style style:name="ListLabel_20_306" style:display-name="ListLabel 306" style:family="text">
      <style:text-properties fo:font-weight="bold" style:font-weight-asian="bold"/>
    </style:style>
    <style:style style:name="ListLabel_20_307" style:display-name="ListLabel 307" style:family="text"/>
    <style:style style:name="ListLabel_20_308" style:display-name="ListLabel 308" style:family="text">
      <style:text-properties fo:font-weight="bold" style:font-weight-asian="bold"/>
    </style:style>
    <style:style style:name="ListLabel_20_309" style:display-name="ListLabel 309" style:family="text">
      <style:text-properties fo:font-weight="bold" style:font-weight-asian="bold"/>
    </style:style>
    <style:style style:name="ListLabel_20_310" style:display-name="ListLabel 310" style:family="text">
      <style:text-properties fo:font-weight="bold" style:font-weight-asian="bold"/>
    </style:style>
    <style:style style:name="ListLabel_20_311" style:display-name="ListLabel 311" style:family="text">
      <style:text-properties fo:font-weight="bold" style:font-weight-asian="bold"/>
    </style:style>
    <style:style style:name="ListLabel_20_312" style:display-name="ListLabel 312" style:family="text">
      <style:text-properties fo:font-weight="bold" style:font-weight-asian="bold"/>
    </style:style>
    <style:style style:name="ListLabel_20_313" style:display-name="ListLabel 313" style:family="text">
      <style:text-properties fo:font-weight="bold" style:font-weight-asian="bold"/>
    </style:style>
    <style:style style:name="ListLabel_20_314" style:display-name="ListLabel 314" style:family="text">
      <style:text-properties fo:font-weight="bold" style:font-weight-asian="bold"/>
    </style:style>
    <style:style style:name="ListLabel_20_315" style:display-name="ListLabel 315" style:family="text">
      <style:text-properties fo:font-weight="bold" style:font-weight-asian="bold"/>
    </style:style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/>
    <style:style style:name="ListLabel_20_389" style:display-name="ListLabel 389" style:family="text"/>
    <style:style style:name="ListLabel_20_390" style:display-name="ListLabel 390" style:family="text"/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/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/>
    <style:style style:name="ListLabel_20_397" style:display-name="ListLabel 397" style:family="text"/>
    <style:style style:name="ListLabel_20_398" style:display-name="ListLabel 398" style:family="text"/>
    <style:style style:name="ListLabel_20_399" style:display-name="ListLabel 399" style:family="text"/>
    <style:style style:name="ListLabel_20_400" style:display-name="ListLabel 400" style:family="text"/>
    <style:style style:name="ListLabel_20_401" style:display-name="ListLabel 401" style:family="text"/>
    <style:style style:name="ListLabel_20_402" style:display-name="ListLabel 402" style:family="text"/>
    <style:style style:name="ListLabel_20_403" style:display-name="ListLabel 403" style:family="text"/>
    <style:style style:name="ListLabel_20_404" style:display-name="ListLabel 404" style:family="text"/>
    <style:style style:name="ListLabel_20_405" style:display-name="ListLabel 405" style:family="text"/>
    <style:style style:name="ListLabel_20_406" style:display-name="ListLabel 406" style:family="text"/>
    <style:style style:name="ListLabel_20_407" style:display-name="ListLabel 407" style:family="text"/>
    <style:style style:name="ListLabel_20_408" style:display-name="ListLabel 408" style:family="text"/>
    <style:style style:name="ListLabel_20_409" style:display-name="ListLabel 409" style:family="text"/>
    <style:style style:name="ListLabel_20_410" style:display-name="ListLabel 410" style:family="text"/>
    <style:style style:name="ListLabel_20_411" style:display-name="ListLabel 411" style:family="text"/>
    <style:style style:name="ListLabel_20_412" style:display-name="ListLabel 412" style:family="text"/>
    <style:style style:name="ListLabel_20_413" style:display-name="ListLabel 413" style:family="text"/>
    <style:style style:name="ListLabel_20_414" style:display-name="ListLabel 414" style:family="text"/>
    <style:style style:name="ListLabel_20_415" style:display-name="ListLabel 415" style:family="text"/>
    <style:style style:name="ListLabel_20_416" style:display-name="ListLabel 416" style:family="text"/>
    <style:style style:name="ListLabel_20_417" style:display-name="ListLabel 417" style:family="text"/>
    <style:style style:name="ListLabel_20_418" style:display-name="ListLabel 418" style:family="text"/>
    <style:style style:name="ListLabel_20_419" style:display-name="ListLabel 419" style:family="text"/>
    <style:style style:name="ListLabel_20_420" style:display-name="ListLabel 420" style:family="text"/>
    <style:style style:name="ListLabel_20_421" style:display-name="ListLabel 421" style:family="text"/>
    <style:style style:name="ListLabel_20_422" style:display-name="ListLabel 422" style:family="text"/>
    <style:style style:name="ListLabel_20_423" style:display-name="ListLabel 423" style:family="text"/>
    <style:style style:name="ListLabel_20_424" style:display-name="ListLabel 424" style:family="text"/>
    <style:style style:name="ListLabel_20_425" style:display-name="ListLabel 425" style:family="text"/>
    <style:style style:name="ListLabel_20_426" style:display-name="ListLabel 426" style:family="text"/>
    <style:style style:name="ListLabel_20_427" style:display-name="ListLabel 427" style:family="text"/>
    <style:style style:name="ListLabel_20_428" style:display-name="ListLabel 428" style:family="text"/>
    <style:style style:name="ListLabel_20_429" style:display-name="ListLabel 429" style:family="text"/>
    <style:style style:name="ListLabel_20_430" style:display-name="ListLabel 430" style:family="text"/>
    <style:style style:name="ListLabel_20_431" style:display-name="ListLabel 431" style:family="text"/>
    <style:style style:name="ListLabel_20_432" style:display-name="ListLabel 432" style:family="text"/>
    <style:style style:name="ListLabel_20_433" style:display-name="ListLabel 433" style:family="text"/>
    <style:style style:name="ListLabel_20_434" style:display-name="ListLabel 434" style:family="text"/>
    <style:style style:name="ListLabel_20_435" style:display-name="ListLabel 435" style:family="text"/>
    <style:style style:name="ListLabel_20_436" style:display-name="ListLabel 436" style:family="text"/>
    <style:style style:name="ListLabel_20_437" style:display-name="ListLabel 437" style:family="text"/>
    <style:style style:name="ListLabel_20_438" style:display-name="ListLabel 438" style:family="text"/>
    <style:style style:name="ListLabel_20_439" style:display-name="ListLabel 439" style:family="text"/>
    <style:style style:name="ListLabel_20_440" style:display-name="ListLabel 440" style:family="text"/>
    <style:style style:name="ListLabel_20_441" style:display-name="ListLabel 441" style:family="text"/>
    <style:style style:name="ListLabel_20_442" style:display-name="ListLabel 442" style:family="text"/>
    <style:style style:name="ListLabel_20_443" style:display-name="ListLabel 443" style:family="text"/>
    <style:style style:name="ListLabel_20_444" style:display-name="ListLabel 444" style:family="text"/>
    <style:style style:name="ListLabel_20_445" style:display-name="ListLabel 445" style:family="text"/>
    <style:style style:name="ListLabel_20_446" style:display-name="ListLabel 446" style:family="text"/>
    <style:style style:name="ListLabel_20_447" style:display-name="ListLabel 447" style:family="text"/>
    <style:style style:name="ListLabel_20_448" style:display-name="ListLabel 448" style:family="text"/>
    <style:style style:name="ListLabel_20_449" style:display-name="ListLabel 449" style:family="text"/>
    <style:style style:name="ListLabel_20_450" style:display-name="ListLabel 450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2.019cm"/>
        </style:list-level-properties>
      </text:outline-level-style>
      <text:outline-level-style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9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17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44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71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98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25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52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79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06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–" style:num-suffix="–" text:bullet-char="–">
        <style:list-level-properties text:list-level-position-and-space-mode="label-alignment">
          <style:list-level-label-alignment text:label-followed-by="listtab" text:list-tab-stop-position="1.635cm" fo:text-indent="1cm"/>
        </style:list-level-properties>
        <style:text-properties fo:font-family="'Times New Roman'" style:font-style-name="Regular" style:font-pitch="variable"/>
      </text:list-level-style-bullet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-" style:num-suffix="-" text:bullet-char="-">
        <style:list-level-properties text:list-level-position-and-space-mode="label-alignment">
          <style:list-level-label-alignment text:label-followed-by="listtab" text:list-tab-stop-position="1.887cm" fo:text-indent="-0.635cm" fo:margin-left="1.887cm"/>
        </style:list-level-properties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3.157cm" fo:text-indent="-0.635cm" fo:margin-left="3.157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27cm" fo:text-indent="-0.635cm" fo:margin-left="4.427cm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697cm" fo:text-indent="-0.635cm" fo:margin-left="5.697cm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text:list-tab-stop-position="6.967cm" fo:text-indent="-0.635cm" fo:margin-left="6.967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37cm" fo:text-indent="-0.635cm" fo:margin-left="8.237cm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507cm" fo:text-indent="-0.635cm" fo:margin-left="9.507cm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text:list-tab-stop-position="10.777cm" fo:text-indent="-0.635cm" fo:margin-left="10.777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47cm" fo:text-indent="-0.635cm" fo:margin-left="12.04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" style:num-format="1">
        <style:list-level-properties text:list-level-position-and-space-mode="label-alignment">
          <style:list-level-label-alignment text:label-followed-by="listtab" fo:text-indent="-0.635cm" fo:margin-left="2.887cm"/>
        </style:list-level-properties>
      </text:list-level-style-number>
      <text:list-level-style-number text:level="2" text:style-name="ListLabel_20_110" loext:num-list-format="%1%.%2%" style:num-format="1" text:display-levels="2">
        <style:list-level-properties text:list-level-position-and-space-mode="label-alignment">
          <style:list-level-label-alignment text:label-followed-by="listtab" fo:text-indent="-0.661cm" fo:margin-left="1.912cm"/>
        </style:list-level-properties>
      </text:list-level-style-number>
      <text:list-level-style-number text:level="3" text:style-name="ListLabel_20_11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771cm"/>
        </style:list-level-properties>
      </text:list-level-style-number>
      <text:list-level-style-number text:level="4" text:style-name="ListLabel_20_11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657cm"/>
        </style:list-level-properties>
      </text:list-level-style-number>
      <text:list-level-style-number text:level="5" text:style-name="ListLabel_20_11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907cm"/>
        </style:list-level-properties>
      </text:list-level-style-number>
      <text:list-level-style-number text:level="6" text:style-name="ListLabel_20_11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4.792cm"/>
        </style:list-level-properties>
      </text:list-level-style-number>
      <text:list-level-style-number text:level="7" text:style-name="ListLabel_20_11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5.043cm"/>
        </style:list-level-properties>
      </text:list-level-style-number>
      <text:list-level-style-number text:level="8" text:style-name="ListLabel_20_11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5.928cm"/>
        </style:list-level-properties>
      </text:list-level-style-number>
      <text:list-level-style-number text:level="9" text:style-name="ListLabel_20_11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6.81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-" style:num-suffix="-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" style:num-format="1">
        <style:list-level-properties text:list-level-position-and-space-mode="label-alignment">
          <style:list-level-label-alignment text:label-followed-by="listtab" fo:text-indent="-0.635cm" fo:margin-left="2.887cm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fo:text-indent="-0.661cm" fo:margin-left="1.912cm"/>
        </style:list-level-properties>
      </text:list-level-style-number>
      <text:list-level-style-number text:level="3" text:style-name="ListLabel_20_18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771cm"/>
        </style:list-level-properties>
      </text:list-level-style-number>
      <text:list-level-style-number text:level="4" text:style-name="ListLabel_20_18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657cm"/>
        </style:list-level-properties>
      </text:list-level-style-number>
      <text:list-level-style-number text:level="5" text:style-name="ListLabel_20_18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907cm"/>
        </style:list-level-properties>
      </text:list-level-style-number>
      <text:list-level-style-number text:level="6" text:style-name="ListLabel_20_18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4.792cm"/>
        </style:list-level-properties>
      </text:list-level-style-number>
      <text:list-level-style-number text:level="7" text:style-name="ListLabel_20_18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5.043cm"/>
        </style:list-level-properties>
      </text:list-level-style-number>
      <text:list-level-style-number text:level="8" text:style-name="ListLabel_20_18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5.928cm"/>
        </style:list-level-properties>
      </text:list-level-style-number>
      <text:list-level-style-number text:level="9" text:style-name="ListLabel_20_18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6.81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2.2.%1%" style:num-prefix="2.2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" style:num-format="1">
        <style:list-level-properties text:list-level-position-and-space-mode="label-alignment">
          <style:list-level-label-alignment text:label-followed-by="listtab" fo:text-indent="-0.635cm" fo:margin-left="2.887cm"/>
        </style:list-level-properties>
      </text:list-level-style-number>
      <text:list-level-style-number text:level="2" text:style-name="ListLabel_20_272" loext:num-list-format="%1%.%2%" style:num-format="1" text:display-levels="2">
        <style:list-level-properties text:list-level-position-and-space-mode="label-alignment">
          <style:list-level-label-alignment text:label-followed-by="listtab" fo:text-indent="-0.661cm" fo:margin-left="1.912cm"/>
        </style:list-level-properties>
      </text:list-level-style-number>
      <text:list-level-style-number text:level="3" text:style-name="ListLabel_20_27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771cm"/>
        </style:list-level-properties>
      </text:list-level-style-number>
      <text:list-level-style-number text:level="4" text:style-name="ListLabel_20_27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657cm"/>
        </style:list-level-properties>
      </text:list-level-style-number>
      <text:list-level-style-number text:level="5" text:style-name="ListLabel_20_27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907cm"/>
        </style:list-level-properties>
      </text:list-level-style-number>
      <text:list-level-style-number text:level="6" text:style-name="ListLabel_20_27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4.792cm"/>
        </style:list-level-properties>
      </text:list-level-style-number>
      <text:list-level-style-number text:level="7" text:style-name="ListLabel_20_27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5.043cm"/>
        </style:list-level-properties>
      </text:list-level-style-number>
      <text:list-level-style-number text:level="8" text:style-name="ListLabel_20_27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5.928cm"/>
        </style:list-level-properties>
      </text:list-level-style-number>
      <text:list-level-style-number text:level="9" text:style-name="ListLabel_20_27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6.81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" style:num-format="1">
        <style:list-level-properties text:list-level-position-and-space-mode="label-alignment">
          <style:list-level-label-alignment text:label-followed-by="listtab" fo:text-indent="-0.635cm" fo:margin-left="2.887cm"/>
        </style:list-level-properties>
      </text:list-level-style-number>
      <text:list-level-style-number text:level="2" text:style-name="ListLabel_20_299" loext:num-list-format="%1%.%2%" style:num-format="1" text:display-levels="2">
        <style:list-level-properties text:list-level-position-and-space-mode="label-alignment">
          <style:list-level-label-alignment text:label-followed-by="listtab" fo:text-indent="-0.661cm" fo:margin-left="1.912cm"/>
        </style:list-level-properties>
      </text:list-level-style-number>
      <text:list-level-style-number text:level="3" text:style-name="ListLabel_20_30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771cm"/>
        </style:list-level-properties>
      </text:list-level-style-number>
      <text:list-level-style-number text:level="4" text:style-name="ListLabel_20_30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657cm"/>
        </style:list-level-properties>
      </text:list-level-style-number>
      <text:list-level-style-number text:level="5" text:style-name="ListLabel_20_30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907cm"/>
        </style:list-level-properties>
      </text:list-level-style-number>
      <text:list-level-style-number text:level="6" text:style-name="ListLabel_20_30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4.792cm"/>
        </style:list-level-properties>
      </text:list-level-style-number>
      <text:list-level-style-number text:level="7" text:style-name="ListLabel_20_30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5.043cm"/>
        </style:list-level-properties>
      </text:list-level-style-number>
      <text:list-level-style-number text:level="8" text:style-name="ListLabel_20_30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5.928cm"/>
        </style:list-level-properties>
      </text:list-level-style-number>
      <text:list-level-style-number text:level="9" text:style-name="ListLabel_20_30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6.81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7" loext:num-list-format="%1%" style:num-format="1" text:start-value="3">
        <style:list-level-properties text:list-level-position-and-space-mode="label-alignment">
          <style:list-level-label-alignment text:label-followed-by="listtab" fo:text-indent="-0.635cm" fo:margin-left="2.887cm"/>
        </style:list-level-properties>
      </text:list-level-style-number>
      <text:list-level-style-number text:level="2" text:style-name="ListLabel_20_308" loext:num-list-format="%1%.%2%" style:num-format="1" text:display-levels="2">
        <style:list-level-properties text:list-level-position-and-space-mode="label-alignment">
          <style:list-level-label-alignment text:label-followed-by="listtab" fo:text-indent="-0.661cm" fo:margin-left="1.912cm"/>
        </style:list-level-properties>
      </text:list-level-style-number>
      <text:list-level-style-number text:level="3" text:style-name="ListLabel_20_309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771cm"/>
        </style:list-level-properties>
      </text:list-level-style-number>
      <text:list-level-style-number text:level="4" text:style-name="ListLabel_20_31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657cm"/>
        </style:list-level-properties>
      </text:list-level-style-number>
      <text:list-level-style-number text:level="5" text:style-name="ListLabel_20_31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907cm"/>
        </style:list-level-properties>
      </text:list-level-style-number>
      <text:list-level-style-number text:level="6" text:style-name="ListLabel_20_31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4.792cm"/>
        </style:list-level-properties>
      </text:list-level-style-number>
      <text:list-level-style-number text:level="7" text:style-name="ListLabel_20_31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5.043cm"/>
        </style:list-level-properties>
      </text:list-level-style-number>
      <text:list-level-style-number text:level="8" text:style-name="ListLabel_20_31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5.928cm"/>
        </style:list-level-properties>
      </text:list-level-style-number>
      <text:list-level-style-number text:level="9" text:style-name="ListLabel_20_31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6.81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317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318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319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320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321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322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323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324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2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2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3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3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34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335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2.019cm"/>
        </style:list-level-properties>
      </text:list-level-style-number>
      <text:list-level-style-number text:level="3" text:style-name="ListLabel_20_336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37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33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33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34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34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4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343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344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2.019cm"/>
        </style:list-level-properties>
      </text:list-level-style-number>
      <text:list-level-style-number text:level="3" text:style-name="ListLabel_20_345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4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34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34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34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35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5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352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353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2.019cm"/>
        </style:list-level-properties>
      </text:list-level-style-number>
      <text:list-level-style-number text:level="3" text:style-name="ListLabel_20_354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55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35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35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35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35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6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36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36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2.019cm"/>
        </style:list-level-properties>
      </text:list-level-style-number>
      <text:list-level-style-number text:level="3" text:style-name="ListLabel_20_36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6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36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36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36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36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6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text:style-name="ListLabel_20_37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37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2.019cm"/>
        </style:list-level-properties>
      </text:list-level-style-number>
      <text:list-level-style-number text:level="3" text:style-name="ListLabel_20_37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7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37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37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37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37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7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379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380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2.019cm"/>
        </style:list-level-properties>
      </text:list-level-style-number>
      <text:list-level-style-number text:level="3" text:style-name="ListLabel_20_38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8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38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38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38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38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8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text:style-name="ListLabel_20_388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389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2.019cm"/>
        </style:list-level-properties>
      </text:list-level-style-number>
      <text:list-level-style-number text:level="3" text:style-name="ListLabel_20_39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9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39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39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39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39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9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text:style-name="ListLabel_20_397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398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2.019cm"/>
        </style:list-level-properties>
      </text:list-level-style-number>
      <text:list-level-style-number text:level="3" text:style-name="ListLabel_20_399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0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40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40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40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40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40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text:style-name="ListLabel_20_406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407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2.019cm"/>
        </style:list-level-properties>
      </text:list-level-style-number>
      <text:list-level-style-number text:level="3" text:style-name="ListLabel_20_408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09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41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41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41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41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41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text:style-name="ListLabel_20_415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416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2.019cm"/>
        </style:list-level-properties>
      </text:list-level-style-number>
      <text:list-level-style-number text:level="3" text:style-name="ListLabel_20_417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1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41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42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42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42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42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text:style-name="ListLabel_20_424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425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2.019cm"/>
        </style:list-level-properties>
      </text:list-level-style-number>
      <text:list-level-style-number text:level="3" text:style-name="ListLabel_20_426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27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42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42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43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43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43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text:style-name="ListLabel_20_433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434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2.019cm"/>
        </style:list-level-properties>
      </text:list-level-style-number>
      <text:list-level-style-number text:level="3" text:style-name="ListLabel_20_435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3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43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43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43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44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44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text:style-name="ListLabel_20_44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44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44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44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44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44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44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44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45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margin-top="0cm" fo:margin-bottom="0.282cm" style:contextual-spacing="false" fo:line-height="108%" fo:text-align="center" style:justify-single-word="false"/>
      <style:text-properties fo:font-size="12pt" fo:language="ru" fo:country="RU" officeooo:paragraph-rsid="000e17a5" style:font-size-asian="12pt" style:font-size-complex="12pt"/>
    </style:style>
    <style:style style:name="MT1" style:family="text">
      <style:text-properties officeooo:rsid="000e17a5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1cm" fo:background-color="transparent" style:dynamic-spacing="false" draw:fill="none" draw:fill-color="#729fcf"/>
      </style:footer-style>
    </style:page-layout>
    <style:page-layout style:name="Mpm3" style:page-usage="righ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_20_right"><text:page-number text:select-page="current">11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1">Новосибирск, 20<text:span text:style-name="MT1">24</text:span></text:p>
      </style:footer>
    </style:master-page>
    <style:master-page style:name="Right_20_Page" style:display-name="Right Page" style:page-layout-name="Mpm3" draw:style-name="Mdp1" style:next-style-name="Left_20_Page"/>
    <style:master-page style:name="Left_20_Page" style:display-name="Left Page" style:page-layout-name="Mpm4" draw:style-name="Mdp1" style:next-style-name="Right_20_Page"/>
    <style:master-page style:name="Footnote" style:page-layout-name="Mpm5" draw:style-name="Mdp1"/>
    <style:master-page style:name="Endnote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ользователь</meta:initial-creator>
    <meta:editing-cycles>10</meta:editing-cycles>
    <meta:print-date>2021-03-03T02:49:00</meta:print-date>
    <meta:creation-date>2021-04-01T08:10:00</meta:creation-date>
    <dc:date>2023-10-17T12:28:14.421011711</dc:date>
    <meta:editing-duration>PT41M45S</meta:editing-duration>
    <meta:generator>LibreOffice/7.6.2.1$Linux_X86_64 LibreOffice_project/60$Build-1</meta:generator>
    <dc:subject>Разработка интерфейса пользователя для управления процессом выполнения вычислительной программы</dc:subject>
    <meta:document-statistic meta:table-count="1" meta:image-count="0" meta:object-count="0" meta:page-count="11" meta:paragraph-count="81" meta:word-count="439" meta:character-count="4287" meta:non-whitespace-character-count="3562"/>
    <meta:user-defined meta:name="AppVersion">16.0000</meta:user-defined>
    <meta:template xlink:type="simple" xlink:actuate="onRequest" xlink:title="Normal.dotm" xlink:href=""/>
  </office:meta>
</office:document-meta>
</file>